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4cm" svg:x="5.1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cm" svg:x="10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4cm" svg:x="7.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6cm" svg:y1="6.5cm" svg:x2="7.6cm" svg:y2="7.7cm">
          <text:p/>
        </draw:line>
        <draw:line draw:style-name="gr3" draw:text-style-name="P1" draw:layer="layout" svg:x1="6.9cm" svg:y1="8.7cm" svg:x2="5.7cm" svg:y2="8.7cm">
          <text:p/>
        </draw:line>
        <draw:line draw:style-name="gr3" draw:text-style-name="P1" draw:layer="layout" svg:x1="5.1cm" svg:y1="8cm" svg:x2="5.1cm" svg:y2="6.9cm">
          <text:p/>
        </draw:line>
        <draw:line draw:style-name="gr3" draw:text-style-name="P1" draw:layer="layout" svg:x1="5.7cm" svg:y1="6.3cm" svg:x2="6.9cm" svg:y2="6.3cm">
          <text:p/>
        </draw:line>
        <draw:line draw:style-name="gr3" draw:text-style-name="P1" draw:layer="layout" svg:x1="7.3cm" svg:y1="5.6cm" svg:x2="5.3cm" svg:y2="5.6cm">
          <text:p/>
        </draw:line>
        <draw:line draw:style-name="gr3" draw:text-style-name="P1" draw:layer="layout" svg:x1="4.2cm" svg:y1="6.5cm" svg:x2="4.2cm" svg:y2="8.6cm">
          <text:p/>
        </draw:line>
        <draw:line draw:style-name="gr3" draw:text-style-name="P1" draw:layer="layout" svg:x1="5.3cm" svg:y1="9.5cm" svg:x2="7.5cm" svg:y2="9.5cm">
          <text:p/>
        </draw:line>
        <draw:line draw:style-name="gr3" draw:text-style-name="P1" draw:layer="layout" svg:x1="8.4cm" svg:y1="8.4cm" svg:x2="8.4cm" svg:y2="6.7cm">
          <text:p/>
        </draw:line>
        <draw:frame draw:style-name="gr4" draw:layer="layout" svg:width="3.097cm" svg:height="0.962cm" svg:x="11.339cm" svg:y="5.498cm">
          <draw:text-box>
            <text:p>= E-Pu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3:28:18.058000000</meta:creation-date>
    <dc:date>2014-04-01T13:35:56.047000000</dc:date>
    <meta:editing-duration>P0D</meta:editing-duration>
    <meta:editing-cycles>1</meta:editing-cycles>
    <meta:document-statistic meta:object-count="12"/>
    <meta:generator>LibreOffice/4.2.0.4$Windows_x86 LibreOffice_project/05dceb5d363845f2cf968344d7adab8dcfb2ba71</meta:generator>
  </office:meta>
</office:document-meta>
</file>